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e5e" officeooo:paragraph-rsid="00108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sh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3:32:45.779138055</meta:creation-date>
    <dc:date>2018-07-31T13:33:15.246898809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3.2$Linux_X86_64 LibreOffice_project/00m0$Build-2</meta:generator>
  </office:meta>
</office:document-meta>
</file>